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920" calcext:value-type="float">
            <text:p>1920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920" calcext:value-type="float">
            <text:p>1920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920" calcext:value-type="float">
            <text:p>1920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920" calcext:value-type="float">
            <text:p>1920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20" calcext:value-type="float">
            <text:p>1920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20" calcext:value-type="float">
            <text:p>1920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920" calcext:value-type="float">
            <text:p>1920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920" calcext:value-type="float">
            <text:p>1920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920" calcext:value-type="float">
            <text:p>1920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920" calcext:value-type="float">
            <text:p>1920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920" calcext:value-type="float">
            <text:p>1920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920" calcext:value-type="float">
            <text:p>1920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920" calcext:value-type="float">
            <text:p>1920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920" calcext:value-type="float">
            <text:p>1920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920" calcext:value-type="float">
            <text:p>1920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920" calcext:value-type="float">
            <text:p>1920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920" calcext:value-type="float">
            <text:p>1920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920" calcext:value-type="float">
            <text:p>1920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920" calcext:value-type="float">
            <text:p>1920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920" calcext:value-type="float">
            <text:p>1920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920" calcext:value-type="float">
            <text:p>1920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920" calcext:value-type="float">
            <text:p>1920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920" calcext:value-type="float">
            <text:p>1920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920" calcext:value-type="float">
            <text:p>1920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920" calcext:value-type="float">
            <text:p>1920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920" calcext:value-type="float">
            <text:p>1920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920" calcext:value-type="float">
            <text:p>1920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920" calcext:value-type="float">
            <text:p>1920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920" calcext:value-type="float">
            <text:p>1920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920" calcext:value-type="float">
            <text:p>1920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920" calcext:value-type="float">
            <text:p>1920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920" calcext:value-type="float">
            <text:p>1920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920" calcext:value-type="float">
            <text:p>1920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920" calcext:value-type="float">
            <text:p>1920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920" calcext:value-type="float">
            <text:p>1920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920" calcext:value-type="float">
            <text:p>1920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920" calcext:value-type="float">
            <text:p>1920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920" calcext:value-type="float">
            <text:p>1920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920" calcext:value-type="float">
            <text:p>1920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920" calcext:value-type="float">
            <text:p>1920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920" calcext:value-type="float">
            <text:p>1920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920" calcext:value-type="float">
            <text:p>1920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920" calcext:value-type="float">
            <text:p>1920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920" calcext:value-type="float">
            <text:p>1920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920" calcext:value-type="float">
            <text:p>1920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920" calcext:value-type="float">
            <text:p>1920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920" calcext:value-type="float">
            <text:p>1920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920" calcext:value-type="float">
            <text:p>1920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920" calcext:value-type="float">
            <text:p>1920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920" calcext:value-type="float">
            <text:p>1920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920" calcext:value-type="float">
            <text:p>1920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920" calcext:value-type="float">
            <text:p>1920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920" calcext:value-type="float">
            <text:p>1920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920" calcext:value-type="float">
            <text:p>1920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920" calcext:value-type="float">
            <text:p>1920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920" calcext:value-type="float">
            <text:p>1920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920" calcext:value-type="float">
            <text:p>1920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920" calcext:value-type="float">
            <text:p>1920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920" calcext:value-type="float">
            <text:p>1920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920" calcext:value-type="float">
            <text:p>1920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920" calcext:value-type="float">
            <text:p>1920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920" calcext:value-type="float">
            <text:p>1920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920" calcext:value-type="float">
            <text:p>1920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920" calcext:value-type="float">
            <text:p>1920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920" calcext:value-type="float">
            <text:p>1920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920" calcext:value-type="float">
            <text:p>1920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920" calcext:value-type="float">
            <text:p>1920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920" calcext:value-type="float">
            <text:p>1920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920" calcext:value-type="float">
            <text:p>1920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920" calcext:value-type="float">
            <text:p>1920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920" calcext:value-type="float">
            <text:p>1920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920" calcext:value-type="float">
            <text:p>1920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920" calcext:value-type="float">
            <text:p>1920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920" calcext:value-type="float">
            <text:p>1920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920" calcext:value-type="float">
            <text:p>1920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920" calcext:value-type="float">
            <text:p>1920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920" calcext:value-type="float">
            <text:p>1920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920" calcext:value-type="float">
            <text:p>1920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920" calcext:value-type="float">
            <text:p>1920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920" calcext:value-type="float">
            <text:p>1920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920" calcext:value-type="float">
            <text:p>1920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920" calcext:value-type="float">
            <text:p>1920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920" calcext:value-type="float">
            <text:p>1920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920" calcext:value-type="float">
            <text:p>1920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920" calcext:value-type="float">
            <text:p>1920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920" calcext:value-type="float">
            <text:p>1920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920" calcext:value-type="float">
            <text:p>1920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920" calcext:value-type="float">
            <text:p>1920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920" calcext:value-type="float">
            <text:p>1920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920" calcext:value-type="float">
            <text:p>1920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920" calcext:value-type="float">
            <text:p>1920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920" calcext:value-type="float">
            <text:p>1920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920" calcext:value-type="float">
            <text:p>1920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920" calcext:value-type="float">
            <text:p>1920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920" calcext:value-type="float">
            <text:p>1920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920" calcext:value-type="float">
            <text:p>1920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920" calcext:value-type="float">
            <text:p>1920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920" calcext:value-type="float">
            <text:p>1920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920" calcext:value-type="float">
            <text:p>1920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920" calcext:value-type="float">
            <text:p>1920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920" calcext:value-type="float">
            <text:p>1920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920" calcext:value-type="float">
            <text:p>1920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920" calcext:value-type="float">
            <text:p>1920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920" calcext:value-type="float">
            <text:p>1920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920" calcext:value-type="float">
            <text:p>1920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920" calcext:value-type="float">
            <text:p>1920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920" calcext:value-type="float">
            <text:p>1920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920" calcext:value-type="float">
            <text:p>1920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920" calcext:value-type="float">
            <text:p>1920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920" calcext:value-type="float">
            <text:p>1920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920" calcext:value-type="float">
            <text:p>1920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920" calcext:value-type="float">
            <text:p>1920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920" calcext:value-type="float">
            <text:p>1920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920" calcext:value-type="float">
            <text:p>1920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920" calcext:value-type="float">
            <text:p>1920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920" calcext:value-type="float">
            <text:p>1920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920" calcext:value-type="float">
            <text:p>1920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920" calcext:value-type="float">
            <text:p>1920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920" calcext:value-type="float">
            <text:p>1920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920" calcext:value-type="float">
            <text:p>1920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920" calcext:value-type="float">
            <text:p>1920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920" calcext:value-type="float">
            <text:p>1920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920" calcext:value-type="float">
            <text:p>1920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920" calcext:value-type="float">
            <text:p>1920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920" calcext:value-type="float">
            <text:p>1920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920" calcext:value-type="float">
            <text:p>1920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920" calcext:value-type="float">
            <text:p>1920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920" calcext:value-type="float">
            <text:p>1920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920" calcext:value-type="float">
            <text:p>1920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920" calcext:value-type="float">
            <text:p>1920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920" calcext:value-type="float">
            <text:p>1920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920" calcext:value-type="float">
            <text:p>1920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920" calcext:value-type="float">
            <text:p>1920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920" calcext:value-type="float">
            <text:p>1920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920" calcext:value-type="float">
            <text:p>1920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920" calcext:value-type="float">
            <text:p>1920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920" calcext:value-type="float">
            <text:p>1920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920" calcext:value-type="float">
            <text:p>1920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920" calcext:value-type="float">
            <text:p>1920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920" calcext:value-type="float">
            <text:p>1920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920" calcext:value-type="float">
            <text:p>1920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920" calcext:value-type="float">
            <text:p>1920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920" calcext:value-type="float">
            <text:p>1920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920" calcext:value-type="float">
            <text:p>1920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920" calcext:value-type="float">
            <text:p>1920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920" calcext:value-type="float">
            <text:p>1920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920" calcext:value-type="float">
            <text:p>1920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920" calcext:value-type="float">
            <text:p>1920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920" calcext:value-type="float">
            <text:p>1920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920" calcext:value-type="float">
            <text:p>1920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920" calcext:value-type="float">
            <text:p>1920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920" calcext:value-type="float">
            <text:p>1920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920" calcext:value-type="float">
            <text:p>1920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920" calcext:value-type="float">
            <text:p>1920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920" calcext:value-type="float">
            <text:p>1920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920" calcext:value-type="float">
            <text:p>1920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920" calcext:value-type="float">
            <text:p>1920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920" calcext:value-type="float">
            <text:p>1920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920" calcext:value-type="float">
            <text:p>1920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920" calcext:value-type="float">
            <text:p>1920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920" calcext:value-type="float">
            <text:p>1920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920" calcext:value-type="float">
            <text:p>1920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920" calcext:value-type="float">
            <text:p>1920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920" calcext:value-type="float">
            <text:p>1920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920" calcext:value-type="float">
            <text:p>1920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920" calcext:value-type="float">
            <text:p>1920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920" calcext:value-type="float">
            <text:p>1920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920" calcext:value-type="float">
            <text:p>1920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920" calcext:value-type="float">
            <text:p>1920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920" calcext:value-type="float">
            <text:p>1920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920" calcext:value-type="float">
            <text:p>1920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6:28:34.835204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12T16:29:21.489977987</dc:date>
    <dc:creator>Spencer Hatch</dc:creator>
    <meta:editing-duration>PT19H18S</meta:editing-duration>
    <meta:editing-cycles>25</meta:editing-cycles>
    <meta:document-statistic meta:table-count="1" meta:cell-count="797" meta:object-count="0"/>
  </office:meta>
</office:document-meta>
</file>